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font-size="9pt" fo:font-style="normal" style:font-name-asian="DejaVu Sans Mono" style:font-weight-asian="normal" style:font-weight-complex="normal" style:font-style-asian="normal" style:font-name="DejaVu Sans Mono" style:font-style-complex="normal" style:font-name-complex="DejaVu Sans Mono" fo:font-weight="normal" style:font-size-asian="9pt" style:font-size-complex="9pt"/>
    </style:style>
    <style:style style:name="T2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fo:color="#008000" style:font-weight-asian="bold" style:font-weight-complex="bold" fo:font-weight="bold"/>
    </style:style>
    <style:style style:name="T3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style:font-weight-complex="normal" fo:font-weight="normal" fo:color="#000000" style:font-weight-asian="normal"/>
    </style:style>
    <style:style style:name="T4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style:font-weight-complex="normal" fo:font-weight="normal" style:font-weight-asian="normal" fo:color="#0000ff"/>
    </style:style>
    <style:style style:name="T5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style:font-weight-complex="normal" fo:font-weight="normal" style:font-weight-asian="normal" fo:color="#000000"/>
    </style:style>
    <style:style style:name="T6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fo:color="#008000" style:font-weight-complex="bold" style:font-weight-asian="bold" fo:font-weight="bold"/>
    </style:style>
    <style:style style:name="T7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fo:font-weight="normal" style:font-weight-complex="normal" fo:color="#000000" style:font-weight-asian="normal"/>
    </style:style>
    <style:style style:name="T8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fo:color="#008000" fo:font-weight="bold" style:font-weight-asian="bold" style:font-weight-complex="bold"/>
    </style:style>
    <style:style style:name="T9" style:family="text">
      <style:text-properties fo:font-size="9pt" fo:font-style="normal" style:font-name-asian="DejaVu Sans Mono" style:font-style-asian="normal" style:font-name="DejaVu Sans Mono" style:font-style-complex="normal" style:font-name-complex="DejaVu Sans Mono" style:font-size-asian="9pt" style:font-size-complex="9pt"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ineas Pedidos de Vent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cter_ini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caracter_inicio',1,'A','/')," calcext:value-type="string">
            <text:p>[('caracter_inicio',1,'A','/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line_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caracter_inicio',1,'A','/'),('line_number',10,'N','')," calcext:value-type="string">
            <text:p>[('caracter_inicio',1,'A','/'),('line_number',10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caracter_inicio',1,'A','/'),('line_number',10,'N',''),('product_code',50,'A','')," calcext:value-type="string">
            <text:p>[('caracter_inicio',1,'A','/'),('line_number',10,'N',''),('produc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caracter_inicio',1,'A','/'),('line_number',10,'N',''),('product_code',50,'A',''),('lot_code',50,'A','')," calcext:value-type="string">
            <text:p>[('caracter_inicio',1,'A','/'),('line_number',10,'N',''),('product_code',50,'A',''),('lo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,&quot;)" office:value-type="string" office:string-value="[('caracter_inicio',1,'A','/'),('line_number',10,'N',''),('product_code',50,'A',''),('lot_code',50,'A',''),('quantity',12.5,'N','')," calcext:value-type="string">
            <text:p>[('caracter_inicio',1,'A','/'),('line_number',10,'N',''),('product_code',50,'A',''),('lot_code',50,'A',''),('quantity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n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caracter_inicio',1,'A','/'),('line_number',10,'N',''),('product_code',50,'A',''),('lot_code',50,'A',''),('quantity',12.5,'N',''),('ean_code',50,'A','')," calcext:value-type="string">
            <text:p>[('caracter_inicio',1,'A','/'),('line_number',10,'N',''),('product_code',50,'A',''),('lot_code',50,'A',''),('quantity',12.5,'N',''),('ean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_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7];&quot;('&quot; &amp; [.A8] &amp; &quot;',&quot; &amp; [.B8] &amp; &quot;,'&quot; &amp; [.C8] &amp; &quot;','&quot; &amp; [.D8] &amp; &quot;'),&quot;)" office:value-type="string" office:string-value="[('caracter_inicio',1,'A','/'),('line_number',10,'N',''),('product_code',50,'A',''),('lot_code',50,'A',''),('quantity',12.5,'N',''),('ean_code',50,'A',''),('serial_no',50,'A','')," calcext:value-type="string">
            <text:p>[('caracter_inicio',1,'A','/'),('line_number',10,'N',''),('product_code',50,'A',''),('lot_code',50,'A',''),('quantity',12.5,'N',''),('ean_code',50,'A',''),('serial_no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f_day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8];&quot;('&quot; &amp; [.A9] &amp; &quot;',&quot; &amp; [.B9] &amp; &quot;,'&quot; &amp; [.C9] &amp; &quot;','&quot; &amp; [.D9] &amp; &quot;'),&quot;)" office:value-type="string" office:string-value="[('caracter_inicio',1,'A','/'),('line_number',10,'N',''),('product_code',50,'A',''),('lot_code',50,'A',''),('quantity',12.5,'N',''),('ean_code',50,'A',''),('serial_no',50,'A',''),('shelf_days',14,'D','')," calcext:value-type="string">
            <text:p>[('caracter_inicio',1,'A','/'),('line_number',10,'N',''),('product_code',50,'A',''),('lot_code',50,'A',''),('quantity',12.5,'N',''),('ean_code',50,'A',''),('serial_no',50,'A',''),('shelf_days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m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9];&quot;('&quot; &amp; [.A10] &amp; &quot;',&quot; &amp; [.B10] &amp; &quot;,'&quot; &amp; [.C10] &amp; &quot;','&quot; &amp; [.D10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d_to_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10];&quot;('&quot; &amp; [.A11] &amp; &quot;',&quot; &amp; [.B11] &amp; &quot;,'&quot; &amp; [.C11] &amp; &quot;','&quot; &amp; [.D11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1];&quot;('&quot; &amp; [.A12] &amp; &quot;',&quot; &amp; [.B12] &amp; &quot;,'&quot; &amp; [.C12] &amp; &quot;','&quot; &amp; [.D12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12];&quot;('&quot; &amp; [.A13] &amp; &quot;',&quot; &amp; [.B13] &amp; &quot;,'&quot; &amp; [.C13] &amp; &quot;','&quot; &amp; [.D13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sp_line_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3];&quot;('&quot; &amp; [.A14] &amp; &quot;',&quot; &amp; [.B14] &amp; &quot;,'&quot; &amp; [.C14] &amp; &quot;','&quot; &amp; [.D14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cted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14];&quot;('&quot; &amp; [.A15] &amp; &quot;',&quot; &amp; [.B15] &amp; &quot;,'&quot; &amp; [.C15] &amp; &quot;','&quot; &amp; [.D15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digo cliente</text:p>
          </table:table-cell>
          <table:table-cell/>
          <table:table-cell table:formula="of:=CONCATENATE([.G15];&quot;('&quot; &amp; [.A16] &amp; &quot;',&quot; &amp; [.B16] &amp; &quot;,'&quot; &amp; [.C16] &amp; &quot;','&quot; &amp; [.D16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_status_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6];&quot;('&quot; &amp; [.A17] &amp; &quot;',&quot; &amp; [.B17] &amp; &quot;,'&quot; &amp; [.C17] &amp; &quot;','&quot; &amp; [.D17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ject_status_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7];&quot;('&quot; &amp; [.A18] &amp; &quot;',&quot; &amp; [.B18] &amp; &quot;,'&quot; &amp; [.C18] &amp; &quot;','&quot; &amp; [.D18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8];&quot;('&quot; &amp; [.A19] &amp; &quot;',&quot; &amp; [.B19] &amp; &quot;,'&quot; &amp; [.C19] &amp; &quot;','&quot; &amp; [.D19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_req_status_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9];&quot;('&quot; &amp; [.A20] &amp; &quot;',&quot; &amp; [.B20] &amp; &quot;,'&quot; &amp; [.C20] &amp; &quot;','&quot; &amp; [.D20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_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0];&quot;('&quot; &amp; [.A21] &amp; &quot;',&quot; &amp; [.B21] &amp; &quot;,'&quot; &amp; [.C21] &amp; &quot;','&quot; &amp; [.D21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y_to_reserv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1];&quot;('&quot; &amp; [.A22] &amp; &quot;',&quot; &amp; [.B22] &amp; &quot;,'&quot; &amp; [.C22] &amp; &quot;','&quot; &amp; [.D22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e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22];&quot;('&quot; &amp; [.A23] &amp; &quot;',&quot; &amp; [.B23] &amp; &quot;,'&quot; &amp; [.C23] &amp; &quot;','&quot; &amp; [.D23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e_pric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3];&quot;('&quot; &amp; [.A24] &amp; &quot;',&quot; &amp; [.B24] &amp; &quot;,'&quot; &amp; [.C24] &amp; &quot;','&quot; &amp; [.D24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s_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4];&quot;('&quot; &amp; [.A25] &amp; &quot;',&quot; &amp; [.B25] &amp; &quot;,'&quot; &amp; [.C25] &amp; &quot;','&quot; &amp; [.D25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typ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25];&quot;('&quot; &amp; [.A26] &amp; &quot;',&quot; &amp; [.B26] &amp; &quot;,'&quot; &amp; [.C26] &amp; &quot;','&quot; &amp; [.D26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titute_prod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6];&quot;('&quot; &amp; [.A27] &amp; &quot;',&quot; &amp; [.B27] &amp; &quot;,'&quot; &amp; [.C27] &amp; &quot;','&quot; &amp; [.D27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able_uom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7];&quot;('&quot; &amp; [.A28] &amp; &quot;',&quot; &amp; [.B28] &amp; &quot;,'&quot; &amp; [.C28] &amp; &quot;','&quot; &amp; [.D28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shelf_lif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8];&quot;('&quot; &amp; [.A29] &amp; &quot;',&quot; &amp; [.B29] &amp; &quot;,'&quot; &amp; [.C29] &amp; &quot;','&quot; &amp; [.D29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29];&quot;('&quot; &amp; [.A30] &amp; &quot;',&quot; &amp; [.B30] &amp; &quot;,'&quot; &amp; [.C30] &amp; &quot;','&quot; &amp; [.D30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_logi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30];&quot;('&quot; &amp; [.A31] &amp; &quot;',&quot; &amp; [.B31] &amp; &quot;,'&quot; &amp; [.C31] &amp; &quot;','&quot; &amp; [.D31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1];&quot;('&quot; &amp; [.A32] &amp; &quot;',&quot; &amp; [.B32] &amp; &quot;,'&quot; &amp; [.C32] &amp; &quot;','&quot; &amp; [.D32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_before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2];&quot;('&quot; &amp; [.A33] &amp; &quot;',&quot; &amp; [.B33] &amp; &quot;,'&quot; &amp; [.C33] &amp; &quot;','&quot; &amp; [.D33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_lab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3];&quot;('&quot; &amp; [.A34] &amp; &quot;',&quot; &amp; [.B34] &amp; &quot;,'&quot; &amp; [.C34] &amp; &quot;','&quot; &amp; [.D34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ch_w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34];&quot;('&quot; &amp; [.A35] &amp; &quot;',&quot; &amp; [.B35] &amp; &quot;,'&quot; &amp; [.C35] &amp; &quot;','&quot; &amp; [.D35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titute_qtty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35];&quot;('&quot; &amp; [.A36] &amp; &quot;',&quot; &amp; [.B36] &amp; &quot;,'&quot; &amp; [.C36] &amp; &quot;','&quot; &amp; [.D36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_alt_pro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G36];&quot;('&quot; &amp; [.A37] &amp; &quot;',&quot; &amp; [.B37] &amp; &quot;,'&quot; &amp; [.C37] &amp; &quot;','&quot; &amp; [.D37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_uom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7];&quot;('&quot; &amp; [.A38] &amp; &quot;',&quot; &amp; [.B38] &amp; &quot;,'&quot; &amp; [.C38] &amp; &quot;','&quot; &amp; [.D38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_fa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38];&quot;('&quot; &amp; [.A39] &amp; &quot;',&quot; &amp; [.B39] &amp; &quot;,'&quot; &amp; [.C39] &amp; &quot;','&quot; &amp; [.D39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_fa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39];&quot;('&quot; &amp; [.A40] &amp; &quot;',&quot; &amp; [.B40] &amp; &quot;,'&quot; &amp; [.C40] &amp; &quot;','&quot; &amp; [.D40] &amp; &quot;'),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40];&quot;('&quot; &amp; [.A41] &amp; &quot;',&quot; &amp; [.B41] &amp; &quot;,'&quot; &amp; [.C41] &amp; &quot;','&quot; &amp; [.D41] &amp; &quot;')&quot;)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('attribute',20,'V','')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('attribute',20,'V','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41]&amp;&quot;]&quot;" office:value-type="string" office:string-value="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('attribute',20,'V','')]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('attribute',20,'V','')]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as de Pedidos de vent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caracter_inicio',1,'A','/'),('line_number',10,'N',''),('product_code',50,'A',''),('lot_code',50,'A',''),('quantity',12.5,'N',''),('ean_code',50,'A',''),('serial_no',50,'A',''),('shelf_days',14,'D',''),('uom_code',10,'A',''),('required_to_ship',1,'B',''),('comment',255,'A',''),('is_critical',1,'B',''),('custsp_line_no',50,'A',''),('expected_date',14,'D',''),('customer_code',50,'A',''),('require_status_code',3,'A',''),('reject_status_code',3,'A',''),('owner_code',12,'A',''),('pre_req_status_code',3,'A',''),('container_no',50,'A',''),('quantity_to_reserve',12.5,'N',''),('serie_control',1,'B',''),('sale_price',12.5,'N',''),('labels_no',3,'N',''),('containertype_code',10,'A','0'),('substitute_prod_code',50,'A',''),('preferable_uom_code',10,'A',''),('min_shelf_life',12.5,'N',''),('round_control',1,'B',''),('mixed_logistic',1,'B',''),('quality',50,'A',''),('best_before_date',14,'D',''),('location_label',20,'A',''),('catch_weight',1,'B','0'),('sustitute_qtty',12.5,'N','0'),('disable_alt_product',1,'B','1'),('alt_uom_code',10,'A',''),('from_factor',5,'N',''),('to_factor',5,'N',''),('attribute',20,'V','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9"/>
        </table:table-row>
      </table:table>
      <table:table table:name="Pedidos de Vent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operation',1,'A','F')," calcext:value-type="string">
            <text:p>[('operation',1,'A','F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sorder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operation',1,'A','F'),('sorder_code',50,'A','')," calcext:value-type="string">
            <text:p>[('operation',1,'A','F'),('sorder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hous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S</text:p>
          </table:table-cell>
          <table:table-cell table:number-columns-repeated="2"/>
          <table:table-cell table:formula="of:=CONCATENATE([.G3];&quot;('&quot; &amp; [.A4] &amp; &quot;',&quot; &amp; [.B4] &amp; &quot;,'&quot; &amp; [.C4] &amp; &quot;','&quot; &amp; [.D4] &amp; &quot;'),&quot;)" office:value-type="string" office:string-value="[('operation',1,'A','F'),('sorder_code',50,'A',''),('warehouse_code',10,'A','PLS')," calcext:value-type="string">
            <text:p>[('operation',1,'A','F'),('sorder_code',50,'A',''),('warehouse_code',10,'A','PLS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operation',1,'A','F'),('sorder_code',50,'A',''),('warehouse_code',10,'A','PLS'),('description',100,'A','')," calcext:value-type="string">
            <text:p>[('operation',1,'A','F'),('sorder_code',50,'A',''),('warehouse_code',10,'A','PLS'),('description',10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_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,&quot;)" office:value-type="string" office:string-value="[('operation',1,'A','F'),('sorder_code',50,'A',''),('warehouse_code',10,'A','PLS'),('description',100,'A',''),('comment_',255,'A','')," calcext:value-type="string">
            <text:p>[('operation',1,'A','F'),('sorder_code',50,'A',''),('warehouse_code',10,'A','PLS'),('description',100,'A',''),('comment_',25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_c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operation',1,'A','F'),('sorder_code',50,'A',''),('warehouse_code',10,'A','PLS'),('description',100,'A',''),('comment_',255,'A',''),('type_code',30,'A','')," calcext:value-type="string">
            <text:p>[('operation',1,'A','F'),('sorder_code',50,'A',''),('warehouse_code',10,'A','PLS'),('description',100,'A',''),('comment_',255,'A',''),('type_cod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7];&quot;('&quot; &amp; [.A8] &amp; &quot;',&quot; &amp; [.B8] &amp; &quot;,'&quot; &amp; [.C8] &amp; &quot;','&quot; &amp; [.D8] &amp; &quot;'),&quot;)" office:value-type="string" office:string-value="[('operation',1,'A','F'),('sorder_code',50,'A',''),('warehouse_code',10,'A','PLS'),('description',100,'A',''),('comment_',255,'A',''),('type_code',30,'A',''),('type_description',100,'A','')," calcext:value-type="string">
            <text:p>[('operation',1,'A','F'),('sorder_code',50,'A',''),('warehouse_code',10,'A','PLS'),('description',100,'A',''),('comment_',255,'A',''),('type_code',30,'A',''),('type_description',10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8];&quot;('&quot; &amp; [.A9] &amp; &quot;',&quot; &amp; [.B9] &amp; &quot;,'&quot; &amp; [.C9] &amp; &quot;','&quot; &amp; [.D9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" calcext:value-type="string">
            <text:p>[('operation',1,'A','F'),('sorder_code',50,'A',''),('warehouse_code',10,'A','PLS'),('description',100,'A',''),('comment_',255,'A',''),('type_code',30,'A',''),('type_description',100,'A',''),('priority',10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9];&quot;('&quot; &amp; [.A10] &amp; &quot;',&quot; &amp; [.B10] &amp; &quot;,'&quot; &amp; [.C10] &amp; &quot;','&quot; &amp; [.D10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ing_loc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0];&quot;('&quot; &amp; [.A11] &amp; &quot;',&quot; &amp; [.B11] &amp; &quot;,'&quot; &amp; [.C11] &amp; &quot;','&quot; &amp; [.D11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1];&quot;('&quot; &amp; [.A12] &amp; &quot;',&quot; &amp; [.B12] &amp; &quot;,'&quot; &amp; [.C12] &amp; &quot;','&quot; &amp; [.D12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12];&quot;('&quot; &amp; [.A13] &amp; &quot;',&quot; &amp; [.B13] &amp; &quot;,'&quot; &amp; [.C13] &amp; &quot;','&quot; &amp; [.D13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_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3];&quot;('&quot; &amp; [.A14] &amp; &quot;',&quot; &amp; [.B14] &amp; &quot;,'&quot; &amp; [.C14] &amp; &quot;','&quot; &amp; [.D14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4];&quot;('&quot; &amp; [.A15] &amp; &quot;',&quot; &amp; [.B15] &amp; &quot;,'&quot; &amp; [.C15] &amp; &quot;','&quot; &amp; [.D15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typ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digo cliente</text:p>
          </table:table-cell>
          <table:table-cell/>
          <table:table-cell table:formula="of:=CONCATENATE([.G15];&quot;('&quot; &amp; [.A16] &amp; &quot;',&quot; &amp; [.B16] &amp; &quot;,'&quot; &amp; [.C16] &amp; &quot;','&quot; &amp; [.D16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6];&quot;('&quot; &amp; [.A17] &amp; &quot;',&quot; &amp; [.B17] &amp; &quot;,'&quot; &amp; [.C17] &amp; &quot;','&quot; &amp; [.D17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_ty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7];&quot;('&quot; &amp; [.A18] &amp; &quot;',&quot; &amp; [.B18] &amp; &quot;,'&quot; &amp; [.C18] &amp; &quot;','&quot; &amp; [.D18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8];&quot;('&quot; &amp; [.A19] &amp; &quot;',&quot; &amp; [.B19] &amp; &quot;,'&quot; &amp; [.C19] &amp; &quot;','&quot; &amp; [.D19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ivery_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9];&quot;('&quot; &amp; [.A20] &amp; &quot;',&quot; &amp; [.B20] &amp; &quot;,'&quot; &amp; [.C20] &amp; &quot;','&quot; &amp; [.D20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ate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0];&quot;('&quot; &amp; [.A21] &amp; &quot;',&quot; &amp; [.B21] &amp; &quot;,'&quot; &amp; [.C21] &amp; &quot;','&quot; &amp; [.D21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1];&quot;('&quot; &amp; [.A22] &amp; &quot;',&quot; &amp; [.B22] &amp; &quot;,'&quot; &amp; [.C22] &amp; &quot;','&quot; &amp; [.D22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2];&quot;('&quot; &amp; [.A23] &amp; &quot;',&quot; &amp; [.B23] &amp; &quot;,'&quot; &amp; [.C23] &amp; &quot;','&quot; &amp; [.D23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ned_load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3];&quot;('&quot; &amp; [.A24] &amp; &quot;',&quot; &amp; [.B24] &amp; &quot;,'&quot; &amp; [.C24] &amp; &quot;','&quot; &amp; [.D24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4];&quot;('&quot; &amp; [.A25] &amp; &quot;',&quot; &amp; [.B25] &amp; &quot;,'&quot; &amp; [.C25] &amp; &quot;','&quot; &amp; [.D25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fy_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25];&quot;('&quot; &amp; [.A26] &amp; &quot;',&quot; &amp; [.B26] &amp; &quot;,'&quot; &amp; [.C26] &amp; &quot;','&quot; &amp; [.D26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llow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26];&quot;('&quot; &amp; [.A27] &amp; &quot;',&quot; &amp; [.B27] &amp; &quot;,'&quot; &amp; [.C27] &amp; &quot;','&quot; &amp; [.D27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7];&quot;('&quot; &amp; [.A28] &amp; &quot;',&quot; &amp; [.B28] &amp; &quot;,'&quot; &amp; [.C28] &amp; &quot;','&quot; &amp; [.D28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l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8];&quot;('&quot; &amp; [.A29] &amp; &quot;',&quot; &amp; [.B29] &amp; &quot;,'&quot; &amp; [.C29] &amp; &quot;','&quot; &amp; [.D29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29];&quot;('&quot; &amp; [.A30] &amp; &quot;',&quot; &amp; [.B30] &amp; &quot;,'&quot; &amp; [.C30] &amp; &quot;','&quot; &amp; [.D30] &amp; &quot;'),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o_lin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30];&quot;('&quot; &amp; [.A31] &amp; &quot;',&quot; &amp; [.B31] &amp; &quot;,'&quot; &amp; [.C31] &amp; &quot;','&quot; &amp; [.D31] &amp; &quot;')&quot;)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('numero_lineas',10,'N','')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('numero_lineas',10,'N','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1]&amp;&quot;]&quot;" office:value-type="string" office:string-value="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('numero_lineas',10,'N','')]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('numero_lineas',10,'N','')]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edidos de vent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operation',1,'A','F'),('sorder_code',50,'A',''),('warehouse_code',10,'A','PLS'),('description',100,'A',''),('comment_',255,'A',''),('type_code',30,'A',''),('type_description',100,'A',''),('priority',10,'N',''),('account_code',12,'A',''),('staging_loc_code',12,'A',''),('door_code',12,'A',''),('route_code',50,'D',''),('stop_number',10,'N',''),('carrier_code',20,'A',''),('containertype_code',10,'A',''),('document',50,'A',''),('transport_type',50,'A',''),('source',50,'A',''),('delivery_inst',255,'A',''),('allocate_date',14,'D',''),('process_date',14,'D',''),('shipping_date',14,'D',''),('planned_load_date',14,'D',''),('containers',12.5,'N',''),('verify_stock',1,'B','0'),('follow_sequence',1,'B',''),('release_date',14,'D',''),('supplier_code',20,'A',''),('attribute',20,'V',''),('numero_lineas',10,'N','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ineas Ordenes de Recepció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cter_ini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caracter_inicio',1,'A','/')," calcext:value-type="string">
            <text:p>[('caracter_inicio',1,'A','/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produc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caracter_inicio',1,'A','/'),('product_code',50,'A','')," calcext:value-type="string">
            <text:p>[('caracter_inicio',1,'A','/'),('produc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caracter_inicio',1,'A','/'),('product_code',50,'A',''),('quantity',12.5,'N','')," calcext:value-type="string">
            <text:p>[('caracter_inicio',1,'A','/'),('product_code',50,'A',''),('quantity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m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caracter_inicio',1,'A','/'),('product_code',50,'A',''),('quantity',12.5,'N',''),('uom_code',10,'A','')," calcext:value-type="string">
            <text:p>[('caracter_inicio',1,'A','/'),('product_code',50,'A',''),('quantity',12.5,'N',''),('uom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,&quot;)" office:value-type="string" office:string-value="[('caracter_inicio',1,'A','/'),('product_code',50,'A',''),('quantity',12.5,'N',''),('uom_code',10,'A',''),('lote',50,'A','')," calcext:value-type="string">
            <text:p>[('caracter_inicio',1,'A','/'),('product_code',50,'A',''),('quantity',12.5,'N',''),('uom_code',10,'A',''),('lot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caracter_inicio',1,'A','/'),('product_code',50,'A',''),('quantity',12.5,'N',''),('uom_code',10,'A',''),('lote',50,'A',''),('exp_date',14,'D','')," calcext:value-type="string">
            <text:p>[('caracter_inicio',1,'A','/'),('product_code',50,'A',''),('quantity',12.5,'N',''),('uom_code',10,'A',''),('lote',50,'A',''),('exp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7];&quot;('&quot; &amp; [.A8] &amp; &quot;',&quot; &amp; [.B8] &amp; &quot;,'&quot; &amp; [.C8] &amp; &quot;','&quot; &amp; [.D8] &amp; &quot;'),&quot;)" office:value-type="string" office:string-value="[('caracter_inicio',1,'A','/'),('product_code',50,'A',''),('quantity',12.5,'N',''),('uom_code',10,'A',''),('lote',50,'A',''),('exp_date',14,'D',''),('serial',50,'A','')," calcext:value-type="string">
            <text:p>[('caracter_inicio',1,'A','/'),('product_code',50,'A',''),('quantity',12.5,'N',''),('uom_code',10,'A',''),('lote',50,'A',''),('exp_date',14,'D',''),('serial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8];&quot;('&quot; &amp; [.A9] &amp; &quot;',&quot; &amp; [.B9] &amp; &quot;,'&quot; &amp; [.C9] &amp; &quot;','&quot; &amp; [.D9] &amp; &quot;'),&quot;)" office:value-type="string" office:string-value="[('caracter_inicio',1,'A','/'),('product_code',50,'A',''),('quantity',12.5,'N',''),('uom_code',10,'A',''),('lote',50,'A',''),('exp_date',14,'D',''),('serial',50,'A',''),('owner_code',12,'A','')," calcext:value-type="string">
            <text:p>[('caracter_inicio',1,'A','/'),('product_code',50,'A',''),('quantity',12.5,'N',''),('uom_code',10,'A',''),('lote',50,'A',''),('exp_date',14,'D',''),('serial',50,'A',''),('owner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_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9];&quot;('&quot; &amp; [.A10] &amp; &quot;',&quot; &amp; [.B10] &amp; &quot;,'&quot; &amp; [.C10] &amp; &quot;','&quot; &amp; [.D10] &amp; &quot;'),&quot;)" office:value-type="string" office:string-value="[('caracter_inicio',1,'A','/'),('product_code',50,'A',''),('quantity',12.5,'N',''),('uom_code',10,'A',''),('lote',50,'A',''),('exp_date',14,'D',''),('serial',50,'A',''),('owner_code',12,'A',''),('container_no',50,'A','')," calcext:value-type="string">
            <text:p>[('caracter_inicio',1,'A','/'),('product_code',50,'A',''),('quantity',12.5,'N',''),('uom_code',10,'A',''),('lote',50,'A',''),('exp_date',14,'D',''),('serial',50,'A',''),('owner_code',12,'A',''),('container_no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_status_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EC/BRL/EXP/HID/PRC</text:p>
          </table:table-cell>
          <table:table-cell/>
          <table:table-cell table:formula="of:=CONCATENATE([.G10];&quot;('&quot; &amp; [.A11] &amp; &quot;',&quot; &amp; [.B11] &amp; &quot;,'&quot; &amp; [.C11] &amp; &quot;','&quot; &amp; [.D11] &amp; &quot;'),&quot;)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_manipu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1];&quot;('&quot; &amp; [.A12] &amp; &quot;',&quot; &amp; [.B12] &amp; &quot;,'&quot; &amp; [.C12] &amp; &quot;','&quot; &amp; [.D12] &amp; &quot;'),&quot;)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pulation_de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2];&quot;('&quot; &amp; [.A13] &amp; &quot;',&quot; &amp; [.B13] &amp; &quot;,'&quot; &amp; [.C13] &amp; &quot;','&quot; &amp; [.D13] &amp; &quot;'),&quot;)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chase_pric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3];&quot;('&quot; &amp; [.A14] &amp; &quot;',&quot; &amp; [.B14] &amp; &quot;,'&quot; &amp; [.C14] &amp; &quot;','&quot; &amp; [.D14] &amp; &quot;'),&quot;)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eive_lif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4];&quot;('&quot; &amp; [.A15] &amp; &quot;',&quot; &amp; [.B15] &amp; &quot;,'&quot; &amp; [.C15] &amp; &quot;','&quot; &amp; [.D15] &amp; &quot;'),&quot;)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_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mero de linea</text:p>
          </table:table-cell>
          <table:table-cell/>
          <table:table-cell table:formula="of:=CONCATENATE([.G15];&quot;('&quot; &amp; [.A16] &amp; &quot;',&quot; &amp; [.B16] &amp; &quot;,'&quot; &amp; [.C16] &amp; &quot;','&quot; &amp; [.D16] &amp; &quot;')&quot;)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('line_number',10,'N','')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('line_number',10,'N','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6] &amp;&quot;]&quot;" office:value-type="string" office:string-value="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('line_number',10,'N','')]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('line_number',10,'N','')]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as Albaranes de Entra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caracter_inicio',1,'A','/'),('product_code',50,'A',''),('quantity',12.5,'N',''),('uom_code',10,'A',''),('lote',50,'A',''),('exp_date',14,'D',''),('serial',50,'A',''),('owner_code',12,'A',''),('container_no',50,'A',''),('stock_status_code',3,'A',''),('req_manipulation',1,'B','0'),('manipulation_desc',100,'A',''),('purchase_price',12.5,'N',''),('receive_life',12.5,'N',''),('line_number',10,'N','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9"/>
        </table:table-row>
      </table:table>
      <table:table table:name="Ordenes de Recepció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operation',1,'A','F')," calcext:value-type="string">
            <text:p>[('operation',1,'A','F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rec_order_c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operation',1,'A','F'),('rec_order_code',30,'A','')," calcext:value-type="string">
            <text:p>[('operation',1,'A','F'),('rec_order_cod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hous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operation',1,'A','F'),('rec_order_code',30,'A',''),('warehouse_code',10,'A','')," calcext:value-type="string">
            <text:p>[('operation',1,'A','F'),('rec_order_code',30,'A',''),('warehous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l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operation',1,'A','F'),('rec_order_code',30,'A',''),('warehouse_code',10,'A',''),('supplier_code',20,'A','')," calcext:value-type="string">
            <text:p>[('operation',1,'A','F'),('rec_order_code',30,'A',''),('warehouse_code',10,'A',''),('suppl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,&quot;)" office:value-type="string" office:string-value="[('operation',1,'A','F'),('rec_order_code',30,'A',''),('warehouse_code',10,'A',''),('supplier_code',20,'A',''),('carrier_code',20,'A','')," calcext:value-type="string">
            <text:p>[('operation',1,'A','F'),('rec_order_code',30,'A',''),('warehouse_code',10,'A',''),('supplier_code',20,'A',''),('carr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operation',1,'A','F'),('rec_order_code',30,'A',''),('warehouse_code',10,'A',''),('supplier_code',20,'A',''),('carrier_code',20,'A',''),('document',50,'A','')," calcext:value-type="string">
            <text:p>[('operation',1,'A','F'),('rec_order_code',30,'A',''),('warehouse_code',10,'A',''),('supplier_code',20,'A',''),('carrier_code',20,'A',''),('document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_ty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7];&quot;('&quot; &amp; [.A8] &amp; &quot;',&quot; &amp; [.B8] &amp; &quot;,'&quot; &amp; [.C8] &amp; &quot;','&quot; &amp; [.D8] &amp; &quot;'),&quot;)" office:value-type="string" office:string-value="[('operation',1,'A','F'),('rec_order_code',30,'A',''),('warehouse_code',10,'A',''),('supplier_code',20,'A',''),('carrier_code',20,'A',''),('document',50,'A',''),('transport_type',50,'A','')," calcext:value-type="string">
            <text:p>[('operation',1,'A','F'),('rec_order_code',30,'A',''),('warehouse_code',10,'A',''),('supplier_code',20,'A',''),('carrier_code',20,'A',''),('document',50,'A',''),('transport_typ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_tran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8];&quot;('&quot; &amp; [.A9] &amp; &quot;',&quot; &amp; [.B9] &amp; &quot;,'&quot; &amp; [.C9] &amp; &quot;','&quot; &amp; [.D9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" calcext:value-type="string">
            <text:p>[('operation',1,'A','F'),('rec_order_code',30,'A',''),('warehouse_code',10,'A',''),('supplier_code',20,'A',''),('carrier_code',20,'A',''),('document',50,'A',''),('transport_type',50,'A',''),('main_transport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_tran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9];&quot;('&quot; &amp; [.A10] &amp; &quot;',&quot; &amp; [.B10] &amp; &quot;,'&quot; &amp; [.C10] &amp; &quot;','&quot; &amp; [.D10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0];&quot;('&quot; &amp; [.A11] &amp; &quot;',&quot; &amp; [.B11] &amp; &quot;,'&quot; &amp; [.C11] &amp; &quot;','&quot; &amp; [.D11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1];&quot;('&quot; &amp; [.A12] &amp; &quot;',&quot; &amp; [.B12] &amp; &quot;,'&quot; &amp; [.C12] &amp; &quot;','&quot; &amp; [.D12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cted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12];&quot;('&quot; &amp; [.A13] &amp; &quot;',&quot; &amp; [.B13] &amp; &quot;,'&quot; &amp; [.C13] &amp; &quot;','&quot; &amp; [.D13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3];&quot;('&quot; &amp; [.A14] &amp; &quot;',&quot; &amp; [.B14] &amp; &quot;,'&quot; &amp; [.C14] &amp; &quot;','&quot; &amp; [.D14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_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4];&quot;('&quot; &amp; [.A15] &amp; &quot;',&quot; &amp; [.B15] &amp; &quot;,'&quot; &amp; [.C15] &amp; &quot;','&quot; &amp; [.D15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digo cliente</text:p>
          </table:table-cell>
          <table:table-cell/>
          <table:table-cell table:formula="of:=CONCATENATE([.G15];&quot;('&quot; &amp; [.A16] &amp; &quot;',&quot; &amp; [.B16] &amp; &quot;,'&quot; &amp; [.C16] &amp; &quot;','&quot; &amp; [.D16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6];&quot;('&quot; &amp; [.A17] &amp; &quot;',&quot; &amp; [.B17] &amp; &quot;,'&quot; &amp; [.C17] &amp; &quot;','&quot; &amp; [.D17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s_from_rec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7];&quot;('&quot; &amp; [.A18] &amp; &quot;',&quot; &amp; [.B18] &amp; &quot;,'&quot; &amp; [.C18] &amp; &quot;','&quot; &amp; [.D18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8];&quot;('&quot; &amp; [.A19] &amp; &quot;',&quot; &amp; [.B19] &amp; &quot;,'&quot; &amp; [.C19] &amp; &quot;','&quot; &amp; [.D19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19];&quot;('&quot; &amp; [.A20] &amp; &quot;',&quot; &amp; [.B20] &amp; &quot;,'&quot; &amp; [.C20] &amp; &quot;','&quot; &amp; [.D20] &amp; &quot;'),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o_lin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0];&quot;('&quot; &amp; [.A21] &amp; &quot;',&quot; &amp; [.B21] &amp; &quot;,'&quot; &amp; [.C21] &amp; &quot;','&quot; &amp; [.D21] &amp; &quot;')&quot;)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('numero_lineas',10,'N','')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('numero_lineas',10,'N','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21]&amp;&quot;]&quot;" office:value-type="string" office:string-value="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('numero_lineas',10,'N','')]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('numero_lineas',10,'N','')]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baranes de Entra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operation',1,'A','F'),('rec_order_code',30,'A',''),('warehouse_code',10,'A',''),('supplier_code',20,'A',''),('carrier_code',20,'A',''),('document',50,'A',''),('transport_type',50,'A',''),('main_transport',50,'A',''),('aux_transport',50,'A',''),('source',50,'A',''),('description',100,'A',''),('expected_date',14,'D',''),('containers',12.5,'N',''),('order_type',30,'A',''),('account_code',12,'A',''),('company',50,'A',''),('days_from_rec',12.5,'N',''),('door_code',12,'A',''),('attribute',20,'V',''),('numero_lineas',10,'N','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PERTICION DE STOCK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hous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warehouse_code',10,'A','PS')," calcext:value-type="string">
            <text:p>[('warehouse_code',10,'A','PS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produc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warehouse_code',10,'A','PS'),('product_code',50,'A','')," calcext:value-type="string">
            <text:p>[('warehouse_code',10,'A','PS'),('produc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warehouse_code',10,'A','PS'),('product_code',50,'A',''),('lot_code',50,'A','')," calcext:value-type="string">
            <text:p>[('warehouse_code',10,'A','PS'),('product_code',50,'A',''),('lo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_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warehouse_code',10,'A','PS'),('product_code',50,'A',''),('lot_code',50,'A',''),('serial_no',50,'A','')," calcext:value-type="string">
            <text:p>[('warehouse_code',10,'A','PS'),('product_code',50,'A',''),('lot_code',50,'A',''),('serial_no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,&quot;)" office:value-type="string" office:string-value="[('warehouse_code',10,'A','PS'),('product_code',50,'A',''),('lot_code',50,'A',''),('serial_no',50,'A',''),('exp_date',14,'D','')," calcext:value-type="string">
            <text:p>[('warehouse_code',10,'A','PS'),('product_code',50,'A',''),('lot_code',50,'A',''),('serial_no',50,'A',''),('exp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warehouse_code',10,'A','PS'),('product_code',50,'A',''),('lot_code',50,'A',''),('serial_no',50,'A',''),('exp_date',14,'D',''),('owner_code',12,'A','')," calcext:value-type="string">
            <text:p>[('warehouse_code',10,'A','PS'),('product_code',50,'A',''),('lot_code',50,'A',''),('serial_no',50,'A',''),('exp_date',14,'D',''),('owner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_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7];&quot;('&quot; &amp; [.A8] &amp; &quot;',&quot; &amp; [.B8] &amp; &quot;,'&quot; &amp; [.C8] &amp; &quot;','&quot; &amp; [.D8] &amp; &quot;'),&quot;)" office:value-type="string" office:string-value="[('warehouse_code',10,'A','PS'),('product_code',50,'A',''),('lot_code',50,'A',''),('serial_no',50,'A',''),('exp_date',14,'D',''),('owner_code',12,'A',''),('status_code',3,'A','')," calcext:value-type="string">
            <text:p>[('warehouse_code',10,'A','PS'),('product_code',50,'A',''),('lot_code',50,'A',''),('serial_no',50,'A',''),('exp_date',14,'D',''),('owner_code',12,'A',''),('status_code',3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8];&quot;('&quot; &amp; [.A9] &amp; &quot;',&quot; &amp; [.B9] &amp; &quot;,'&quot; &amp; [.C9] &amp; &quot;','&quot; &amp; [.D9] &amp; &quot;'),&quot;)" office:value-type="string" office:string-value="[('warehouse_code',10,'A','PS'),('product_code',50,'A',''),('lot_code',50,'A',''),('serial_no',50,'A',''),('exp_date',14,'D',''),('owner_code',12,'A',''),('status_code',3,'A',''),('quality',50,'A','')," calcext:value-type="string">
            <text:p>[('warehouse_code',10,'A','PS'),('product_code',50,'A',''),('lot_code',50,'A',''),('serial_no',50,'A',''),('exp_date',14,'D',''),('owner_code',12,'A',''),('status_code',3,'A',''),('quality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_before_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9];&quot;('&quot; &amp; [.A10] &amp; &quot;',&quot; &amp; [.B10] &amp; &quot;,'&quot; &amp; [.C10] &amp; &quot;','&quot; &amp; [.D10] &amp; &quot;'),&quot;)" office:value-type="string" office:string-value="[('warehouse_code',10,'A','PS'),('product_code',50,'A',''),('lot_code',50,'A',''),('serial_no',50,'A',''),('exp_date',14,'D',''),('owner_code',12,'A',''),('status_code',3,'A',''),('quality',50,'A',''),('best_before_date',14,'D','')," calcext:value-type="string">
            <text:p>[('warehouse_code',10,'A','PS'),('product_code',50,'A',''),('lot_code',50,'A',''),('serial_no',50,'A',''),('exp_date',14,'D',''),('owner_code',12,'A',''),('status_code',3,'A',''),('quality',50,'A',''),('best_before_dat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f_lif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0];&quot;('&quot; &amp; [.A11] &amp; &quot;',&quot; &amp; [.B11] &amp; &quot;,'&quot; &amp; [.C11] &amp; &quot;','&quot; &amp; [.D11] &amp; &quot;'),&quot;)" office:value-type="string" office:string-value="[('warehouse_code',10,'A','PS'),('product_code',50,'A',''),('lot_code',50,'A',''),('serial_no',50,'A',''),('exp_date',14,'D',''),('owner_code',12,'A',''),('status_code',3,'A',''),('quality',50,'A',''),('best_before_date',14,'D',''),('shelf_life',12.5,'N','')," calcext:value-type="string">
            <text:p>[('warehouse_code',10,'A','PS'),('product_code',50,'A',''),('lot_code',50,'A',''),('serial_no',50,'A',''),('exp_date',14,'D',''),('owner_code',12,'A',''),('status_code',3,'A',''),('quality',50,'A',''),('best_before_date',14,'D',''),('shelf_lif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_de_peti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“T”</text:p>
          </table:table-cell>
          <table:table-cell table:number-columns-repeated="2"/>
          <table:table-cell table:formula="of:=CONCATENATE([.G11];&quot;('&quot; &amp; [.A12] &amp; &quot;',&quot; &amp; [.B12] &amp; &quot;,'&quot; &amp; [.C12] &amp; &quot;','&quot; &amp; [.D12] &amp; &quot;')&quot;)" office:value-type="string" office:string-value="[('warehouse_code',10,'A','PS'),('product_code',50,'A',''),('lot_code',50,'A',''),('serial_no',50,'A',''),('exp_date',14,'D',''),('owner_code',12,'A',''),('status_code',3,'A',''),('quality',50,'A',''),('best_before_date',14,'D',''),('shelf_life',12.5,'N',''),('tipo_de_peticion',1,'A','“T”')" calcext:value-type="string">
            <text:p>[('warehouse_code',10,'A','PS'),('product_code',50,'A',''),('lot_code',50,'A',''),('serial_no',50,'A',''),('exp_date',14,'D',''),('owner_code',12,'A',''),('status_code',3,'A',''),('quality',50,'A',''),('best_before_date',14,'D',''),('shelf_life',12.5,'N',''),('tipo_de_peticion',1,'A','“T”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CONCATENATE([.G12];&quot;]&quot;)" office:value-type="string" office:string-value="[('warehouse_code',10,'A','PS'),('product_code',50,'A',''),('lot_code',50,'A',''),('serial_no',50,'A',''),('exp_date',14,'D',''),('owner_code',12,'A',''),('status_code',3,'A',''),('quality',50,'A',''),('best_before_date',14,'D',''),('shelf_life',12.5,'N',''),('tipo_de_peticion',1,'A','“T”')]" calcext:value-type="string">
            <text:p>[('warehouse_code',10,'A','PS'),('product_code',50,'A',''),('lot_code',50,'A',''),('serial_no',50,'A',''),('exp_date',14,'D',''),('owner_code',12,'A',''),('status_code',3,'A',''),('quality',50,'A',''),('best_before_date',14,'D',''),('shelf_life',12.5,'N',''),('tipo_de_peticion',1,'A','“T”')]</text:p>
          </table:table-cell>
          <table:table-cell table:number-columns-repeated="3"/>
        </table:table-row>
        <table:table-row table:style-name="ro1" table:number-rows-repeated="50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warehouse_code',10,'A','PS'),('product_code',50,'A',''),('lot_code',50,'A',''),('serial_no',50,'A',''),('exp_date',14,'D',''),('owner_code',12,'A',''),('status_code',3,'A',''),('quality',50,'A',''),('best_before_date',14,'D',''),('shelf_life',12.5,'N',''),('tipo_de_peticion',1,'A','“T”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table table:name="Presentacion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_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‘/’</text:p>
          </table:table-cell>
          <table:table-cell table:number-columns-repeated="2"/>
          <table:table-cell table:formula="of:=CONCATENATE([.G1];&quot;('&quot;&amp;LOWER([.A2])&amp;&quot;',&quot;&amp;[.B2]&amp;&quot;,'&quot;&amp;[.C2]&amp;&quot;','&quot;&amp;[.D2]&amp;&quot;'),&quot;)" office:value-type="string" office:string-value="[('start_string',1,'A','‘/’')," calcext:value-type="string">
            <text:p>[('start_string',1,'A','‘/’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&amp;LOWER([.A3])&amp;&quot;',&quot;&amp;[.B3]&amp;&quot;,'&quot;&amp;[.C3]&amp;&quot;','&quot;&amp;[.D3]&amp;&quot;'),&quot;)" office:value-type="string" office:string-value="[('start_string',1,'A','‘/’'),('operation',1,'A','')," calcext:value-type="string">
            <text:p>[('start_string',1,'A','‘/’'),('operation',1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m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&amp;LOWER([.A4])&amp;&quot;',&quot;&amp;[.B4]&amp;&quot;,'&quot;&amp;[.C4]&amp;&quot;','&quot;&amp;[.D4]&amp;&quot;'),&quot;)" office:value-type="string" office:string-value="[('start_string',1,'A','‘/’'),('operation',1,'A',''),('uom_code',10,'A','')," calcext:value-type="string">
            <text:p>[('start_string',1,'A','‘/’'),('operation',1,'A',''),('uom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m_des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&amp;LOWER([.A5])&amp;&quot;',&quot;&amp;[.B5]&amp;&quot;,'&quot;&amp;[.C5]&amp;&quot;','&quot;&amp;[.D5]&amp;&quot;'),&quot;)" office:value-type="string" office:string-value="[('start_string',1,'A','‘/’'),('operation',1,'A',''),('uom_code',10,'A',''),('uom_desc',30,'A','')," calcext:value-type="string">
            <text:p>[('start_string',1,'A','‘/’'),('operation',1,'A',''),('uom_code',10,'A',''),('uom_desc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];&quot;('&quot;&amp;LOWER([.A6])&amp;&quot;',&quot;&amp;[.B6]&amp;&quot;,'&quot;&amp;[.C6]&amp;&quot;','&quot;&amp;[.D6]&amp;&quot;'),&quot;)" office:value-type="string" office:string-value="[('start_string',1,'A','‘/’'),('operation',1,'A',''),('uom_code',10,'A',''),('uom_desc',30,'A',''),('quantity',12.5,'N','')," calcext:value-type="string">
            <text:p>[('start_string',1,'A','‘/’'),('operation',1,'A',''),('uom_code',10,'A',''),('uom_desc',30,'A',''),('quantity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_weight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6];&quot;('&quot;&amp;LOWER([.A7])&amp;&quot;',&quot;&amp;[.B7]&amp;&quot;,'&quot;&amp;[.C7]&amp;&quot;','&quot;&amp;[.D7]&amp;&quot;'),&quot;)" office:value-type="string" office:string-value="[('start_string',1,'A','‘/’'),('operation',1,'A',''),('uom_code',10,'A',''),('uom_desc',30,'A',''),('quantity',12.5,'N',''),('pack_weight',12.5,'N','')," calcext:value-type="string">
            <text:p>[('start_string',1,'A','‘/’'),('operation',1,'A',''),('uom_code',10,'A',''),('uom_desc',30,'A',''),('quantity',12.5,'N',''),('pack_weight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7];&quot;('&quot;&amp;LOWER([.A8])&amp;&quot;',&quot;&amp;[.B8]&amp;&quot;,'&quot;&amp;[.C8]&amp;&quot;','&quot;&amp;[.D8]&amp;&quot;'),&quot;)" office:value-type="string" office:string-value="[('start_string',1,'A','‘/’'),('operation',1,'A',''),('uom_code',10,'A',''),('uom_desc',30,'A',''),('quantity',12.5,'N',''),('pack_weight',12.5,'N',''),('lenght',12.5,'N','')," calcext:value-type="string">
            <text:p>[('start_string',1,'A','‘/’'),('operation',1,'A',''),('uom_code',10,'A',''),('uom_desc',30,'A',''),('quantity',12.5,'N',''),('pack_weight',12.5,'N',''),('lenght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8];&quot;('&quot;&amp;LOWER([.A9])&amp;&quot;',&quot;&amp;[.B9]&amp;&quot;,'&quot;&amp;[.C9]&amp;&quot;','&quot;&amp;[.D9]&amp;&quot;'),&quot;)" office:value-type="string" office:string-value="[('start_string',1,'A','‘/’'),('operation',1,'A',''),('uom_code',10,'A',''),('uom_desc',30,'A',''),('quantity',12.5,'N',''),('pack_weight',12.5,'N',''),('lenght',12.5,'N',''),('width',12.5,'N','')," calcext:value-type="string">
            <text:p>[('start_string',1,'A','‘/’'),('operation',1,'A',''),('uom_code',10,'A',''),('uom_desc',30,'A',''),('quantity',12.5,'N',''),('pack_weight',12.5,'N',''),('lenght',12.5,'N',''),('width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9];&quot;('&quot;&amp;LOWER([.A10])&amp;&quot;',&quot;&amp;[.B10]&amp;&quot;,'&quot;&amp;[.C10]&amp;&quot;','&quot;&amp;[.D10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p_tim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0];&quot;('&quot;&amp;LOWER([.A11])&amp;&quot;',&quot;&amp;[.B11]&amp;&quot;,'&quot;&amp;[.C11]&amp;&quot;','&quot;&amp;[.D11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typ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1];&quot;('&quot;&amp;LOWER([.A12])&amp;&quot;',&quot;&amp;[.B12]&amp;&quot;,'&quot;&amp;[.C12]&amp;&quot;','&quot;&amp;[.D12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containertype_co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2];&quot;('&quot;&amp;LOWER([.A13])&amp;&quot;',&quot;&amp;[.B13]&amp;&quot;,'&quot;&amp;[.C13]&amp;&quot;','&quot;&amp;[.D13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y_conttyp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3];&quot;('&quot;&amp;LOWER([.A14])&amp;&quot;',&quot;&amp;[.B14]&amp;&quot;,'&quot;&amp;[.C14]&amp;&quot;','&quot;&amp;[.D14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4];&quot;('&quot;&amp;LOWER([.A15])&amp;&quot;',&quot;&amp;[.B15]&amp;&quot;,'&quot;&amp;[.C15]&amp;&quot;','&quot;&amp;[.D15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5];&quot;('&quot;&amp;LOWER([.A16])&amp;&quot;',&quot;&amp;[.B16]&amp;&quot;,'&quot;&amp;[.C16]&amp;&quot;','&quot;&amp;[.D16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_neg_perc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6];&quot;('&quot;&amp;LOWER([.A17])&amp;&quot;',&quot;&amp;[.B17]&amp;&quot;,'&quot;&amp;[.C17]&amp;&quot;','&quot;&amp;[.D17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_comp_perc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7];&quot;('&quot;&amp;LOWER([.A18])&amp;&quot;',&quot;&amp;[.B18]&amp;&quot;,'&quot;&amp;[.C18]&amp;&quot;','&quot;&amp;[.D18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_perc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18];&quot;('&quot;&amp;LOWER([.A19])&amp;&quot;',&quot;&amp;[.B19]&amp;&quot;,'&quot;&amp;[.C19]&amp;&quot;','&quot;&amp;[.D19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19];&quot;('&quot;&amp;LOWER([.A20])&amp;&quot;',&quot;&amp;[.B20]&amp;&quot;,'&quot;&amp;[.C20]&amp;&quot;','&quot;&amp;[.D20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20];&quot;('&quot;&amp;LOWER([.A21])&amp;&quot;',&quot;&amp;[.B21]&amp;&quot;,'&quot;&amp;[.C21]&amp;&quot;','&quot;&amp;[.D21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_fr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1];&quot;('&quot;&amp;LOWER([.A22])&amp;&quot;',&quot;&amp;[.B22]&amp;&quot;,'&quot;&amp;[.C22]&amp;&quot;','&quot;&amp;[.D22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_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2];&quot;('&quot;&amp;LOWER([.A23])&amp;&quot;',&quot;&amp;[.B23]&amp;&quot;,'&quot;&amp;[.C23]&amp;&quot;','&quot;&amp;[.D23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quantity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3];&quot;('&quot;&amp;LOWER([.A24])&amp;&quot;',&quot;&amp;[.B24]&amp;&quot;,'&quot;&amp;[.C24]&amp;&quot;','&quot;&amp;[.D24]&amp;&quot;'),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_height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4];&quot;('&quot;&amp;LOWER([.A25])&amp;&quot;',&quot;&amp;[.B25]&amp;&quot;,'&quot;&amp;[.C25]&amp;&quot;','&quot;&amp;[.D25]&amp;&quot;')&quot;)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('container_height',12.5,'N','')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('container_height',12.5,'N','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25]&amp;&quot;]&quot;" office:value-type="string" office:string-value="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('container_height',12.5,'N','')]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('container_height',12.5,'N','')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start_string',1,'A','‘/’'),('operation',1,'A',''),('uom_code',10,'A',''),('uom_desc',30,'A',''),('quantity',12.5,'N',''),('pack_weight',12.5,'N',''),('lenght',12.5,'N',''),('width',12.5,'N',''),('height',12.5,'N',''),('prep_time',12.5,'N',''),('containertype_code',10,'A',''),('desc_containertype_code',60,'A',''),('quantity_conttype',12.5,'N',''),('tie',5,'N',''),('hight',5,'N',''),('pick_neg_percent',3,'N',''),('pick_comp_percent',3,'N',''),('complete_percent',3,'N',''),('preferable',1,'B',''),('required',1,'B',''),('lock_from',14,'D',''),('lock_to',14,'D',''),('min_quantity',12.5,'N',''),('container_height',12.5,'N','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PRODUCTO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CONCATENATE([.G1];&quot;('&quot;&amp;LOWER([.A2])&amp;&quot;',&quot;&amp;[.B2]&amp;&quot;,'&quot;&amp;[.C2]&amp;&quot;','&quot;&amp;[.D2]&amp;&quot;'),&quot;)" office:value-type="string" office:string-value="[('operation',1,'A','F')," calcext:value-type="string">
            <text:p>[('operation',1,'A','F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produc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&amp;LOWER([.A3])&amp;&quot;',&quot;&amp;[.B3]&amp;&quot;,'&quot;&amp;[.C3]&amp;&quot;','&quot;&amp;[.D3]&amp;&quot;'),&quot;)" office:value-type="string" office:string-value="[('operation',1,'A','F'),('product_code',50,'A','')," calcext:value-type="string">
            <text:p>[('operation',1,'A','F'),('produc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_product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&amp;LOWER([.A4])&amp;&quot;',&quot;&amp;[.B4]&amp;&quot;,'&quot;&amp;[.C4]&amp;&quot;','&quot;&amp;[.D4]&amp;&quot;'),&quot;)" office:value-type="string" office:string-value="[('operation',1,'A','F'),('product_code',50,'A',''),('new_product_code',50,'A','')," calcext:value-type="string">
            <text:p>[('operation',1,'A','F'),('product_code',50,'A',''),('new_product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n_c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&amp;LOWER([.A5])&amp;&quot;',&quot;&amp;[.B5]&amp;&quot;,'&quot;&amp;[.C5]&amp;&quot;','&quot;&amp;[.D5]&amp;&quot;'),&quot;)" office:value-type="string" office:string-value="[('operation',1,'A','F'),('product_code',50,'A',''),('new_product_code',50,'A',''),('ean_code',50,'A','')," calcext:value-type="string">
            <text:p>[('operation',1,'A','F'),('product_code',50,'A',''),('new_product_code',50,'A',''),('ean_cod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type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];&quot;('&quot;&amp;LOWER([.A6])&amp;&quot;',&quot;&amp;[.B6]&amp;&quot;,'&quot;&amp;[.C6]&amp;&quot;','&quot;&amp;[.D6]&amp;&quot;'),&quot;)" office:value-type="string" office:string-value="[('operation',1,'A','F'),('product_code',50,'A',''),('new_product_code',50,'A',''),('ean_code',50,'A',''),('producttype_code',12,'A','')," calcext:value-type="string">
            <text:p>[('operation',1,'A','F'),('product_code',50,'A',''),('new_product_code',50,'A',''),('ean_code',50,'A',''),('producttype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_material_a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G6];&quot;('&quot;&amp;LOWER([.A7])&amp;&quot;',&quot;&amp;[.B7]&amp;&quot;,'&quot;&amp;[.C7]&amp;&quot;','&quot;&amp;[.D7]&amp;&quot;'),&quot;)" office:value-type="string" office:string-value="[('operation',1,'A','F'),('product_code',50,'A',''),('new_product_code',50,'A',''),('ean_code',50,'A',''),('producttype_code',12,'A',''),('change_material_abc',1,'B','1')," calcext:value-type="string">
            <text:p>[('operation',1,'A','F'),('product_code',50,'A',''),('new_product_code',50,'A',''),('ean_code',50,'A',''),('producttype_code',12,'A',''),('change_material_abc',1,'B','1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_abc_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formula="of:=CONCATENATE([.G7];&quot;('&quot;&amp;LOWER([.A8])&amp;&quot;',&quot;&amp;[.B8]&amp;&quot;,'&quot;&amp;[.C8]&amp;&quot;','&quot;&amp;[.D8]&amp;&quot;'),&quot;)" office:value-type="string" office:string-value="[('operation',1,'A','F'),('product_code',50,'A',''),('new_product_code',50,'A',''),('ean_code',50,'A',''),('producttype_code',12,'A',''),('change_material_abc',1,'B','1'),('material_abc_code',2,'A','C')," calcext:value-type="string">
            <text:p>[('operation',1,'A','F'),('product_code',50,'A',''),('new_product_code',50,'A',''),('ean_code',50,'A',''),('producttype_code',12,'A',''),('change_material_abc',1,'B','1'),('material_abc_code',2,'A','C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_COST_PACK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8];&quot;('&quot;&amp;LOWER([.A9])&amp;&quot;',&quot;&amp;[.B9]&amp;&quot;,'&quot;&amp;[.C9]&amp;&quot;','&quot;&amp;[.D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AVG_COST_PACK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9];&quot;('&quot;&amp;LOWER([.A10])&amp;&quot;',&quot;&amp;[.B10]&amp;&quot;,'&quot;&amp;[.C10]&amp;&quot;','&quot;&amp;[.D10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L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0];&quot;('&quot;&amp;LOWER([.A11])&amp;&quot;',&quot;&amp;[.B11]&amp;&quot;,'&quot;&amp;[.C11]&amp;&quot;','&quot;&amp;[.D11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1];&quot;('&quot;&amp;LOWER([.A12])&amp;&quot;',&quot;&amp;[.B12]&amp;&quot;,'&quot;&amp;[.C12]&amp;&quot;','&quot;&amp;[.D12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_NO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2];&quot;('&quot;&amp;LOWER([.A13])&amp;&quot;',&quot;&amp;[.B13]&amp;&quot;,'&quot;&amp;[.C13]&amp;&quot;','&quot;&amp;[.D13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3];&quot;('&quot;&amp;LOWER([.A14])&amp;&quot;',&quot;&amp;[.B14]&amp;&quot;,'&quot;&amp;[.C14]&amp;&quot;','&quot;&amp;[.D14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_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4];&quot;('&quot;&amp;LOWER([.A15])&amp;&quot;',&quot;&amp;[.B15]&amp;&quot;,'&quot;&amp;[.C15]&amp;&quot;','&quot;&amp;[.D15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CH_W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5];&quot;('&quot;&amp;LOWER([.A16])&amp;&quot;',&quot;&amp;[.B16]&amp;&quot;,'&quot;&amp;[.C16]&amp;&quot;','&quot;&amp;[.D16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_W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16];&quot;('&quot;&amp;LOWER([.A17])&amp;&quot;',&quot;&amp;[.B17]&amp;&quot;,'&quot;&amp;[.C17]&amp;&quot;','&quot;&amp;[.D17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MENT_PACKTY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7];&quot;('&quot;&amp;LOWER([.A18])&amp;&quot;',&quot;&amp;[.B18]&amp;&quot;,'&quot;&amp;[.C18]&amp;&quot;','&quot;&amp;[.D18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MOVEMENT_PACK_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8];&quot;('&quot;&amp;LOWER([.A19])&amp;&quot;',&quot;&amp;[.B19]&amp;&quot;,'&quot;&amp;[.C19]&amp;&quot;','&quot;&amp;[.D1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_PACK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9];&quot;('&quot;&amp;LOWER([.A20])&amp;&quot;',&quot;&amp;[.B20]&amp;&quot;,'&quot;&amp;[.C20]&amp;&quot;','&quot;&amp;[.D20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 ORDER_PACK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0];&quot;('&quot;&amp;LOWER([.A21])&amp;&quot;',&quot;&amp;[.B21]&amp;&quot;,'&quot;&amp;[.C21]&amp;&quot;','&quot;&amp;[.D21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_PACK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1];&quot;('&quot;&amp;LOWER([.A22])&amp;&quot;',&quot;&amp;[.B22]&amp;&quot;,'&quot;&amp;[.C22]&amp;&quot;','&quot;&amp;[.D22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SHIPPING_PACK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2];&quot;('&quot;&amp;LOWER([.A23])&amp;&quot;',&quot;&amp;[.B23]&amp;&quot;,'&quot;&amp;[.C23]&amp;&quot;','&quot;&amp;[.D23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_DES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3];&quot;('&quot;&amp;LOWER([.A24])&amp;&quot;',&quot;&amp;[.B24]&amp;&quot;,'&quot;&amp;[.C24]&amp;&quot;','&quot;&amp;[.D24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_ALTDES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4];&quot;('&quot;&amp;LOWER([.A25])&amp;&quot;',&quot;&amp;[.B25]&amp;&quot;,'&quot;&amp;[.C25]&amp;&quot;','&quot;&amp;[.D25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_SHORTDES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5];&quot;('&quot;&amp;LOWER([.A26])&amp;&quot;',&quot;&amp;[.B26]&amp;&quot;,'&quot;&amp;[.C26]&amp;&quot;','&quot;&amp;[.D26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F_LIF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6];&quot;('&quot;&amp;LOWER([.A27])&amp;&quot;',&quot;&amp;[.B27]&amp;&quot;,'&quot;&amp;[.C27]&amp;&quot;','&quot;&amp;[.D27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_COST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7];&quot;('&quot;&amp;LOWER([.A28])&amp;&quot;',&quot;&amp;[.B28]&amp;&quot;,'&quot;&amp;[.C28]&amp;&quot;','&quot;&amp;[.D28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EIVE_LIFE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8];&quot;('&quot;&amp;LOWER([.A29])&amp;&quot;',&quot;&amp;[.B29]&amp;&quot;,'&quot;&amp;[.C29]&amp;&quot;','&quot;&amp;[.D2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_ST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29];&quot;('&quot;&amp;LOWER([.A30])&amp;&quot;',&quot;&amp;[.B30]&amp;&quot;,'&quot;&amp;[.C30]&amp;&quot;','&quot;&amp;[.D30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_WARN_MESSA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0];&quot;('&quot;&amp;LOWER([.A31])&amp;&quot;',&quot;&amp;[.B31]&amp;&quot;,'&quot;&amp;[.C31]&amp;&quot;','&quot;&amp;[.D31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FY_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31];&quot;('&quot;&amp;LOWER([.A32])&amp;&quot;',&quot;&amp;[.B32]&amp;&quot;,'&quot;&amp;[.C32]&amp;&quot;','&quot;&amp;[.D32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M_BAS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2];&quot;('&quot;&amp;LOWER([.A33])&amp;&quot;',&quot;&amp;[.B33]&amp;&quot;,'&quot;&amp;[.C33]&amp;&quot;','&quot;&amp;[.D33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UOM_BASE_C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3];&quot;('&quot;&amp;LOWER([.A34])&amp;&quot;',&quot;&amp;[.B34]&amp;&quot;,'&quot;&amp;[.C34]&amp;&quot;','&quot;&amp;[.D34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_SPL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34];&quot;('&quot;&amp;LOWER([.A35])&amp;&quot;',&quot;&amp;[.B35]&amp;&quot;,'&quot;&amp;[.C35]&amp;&quot;','&quot;&amp;[.D35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_COMM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35];&quot;('&quot;&amp;LOWER([.A36])&amp;&quot;',&quot;&amp;[.B36]&amp;&quot;,'&quot;&amp;[.C36]&amp;&quot;','&quot;&amp;[.D36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6];&quot;('&quot;&amp;LOWER([.A37])&amp;&quot;',&quot;&amp;[.B37]&amp;&quot;,'&quot;&amp;[.C37]&amp;&quot;','&quot;&amp;[.D37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CASE_PERCEN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37];&quot;('&quot;&amp;LOWER([.A38])&amp;&quot;',&quot;&amp;[.B38]&amp;&quot;,'&quot;&amp;[.C38]&amp;&quot;','&quot;&amp;[.D38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_SUBTYPE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8];&quot;('&quot;&amp;LOWER([.A39])&amp;&quot;',&quot;&amp;[.B39]&amp;&quot;,'&quot;&amp;[.C39]&amp;&quot;','&quot;&amp;[.D3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ITY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39];&quot;('&quot;&amp;LOWER([.A40])&amp;&quot;',&quot;&amp;[.B40]&amp;&quot;,'&quot;&amp;[.C40]&amp;&quot;','&quot;&amp;[.D40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40];&quot;('&quot;&amp;LOWER([.A41])&amp;&quot;',&quot;&amp;[.B41]&amp;&quot;,'&quot;&amp;[.C41]&amp;&quot;','&quot;&amp;[.D41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1];&quot;('&quot;&amp;LOWER([.A42])&amp;&quot;',&quot;&amp;[.B42]&amp;&quot;,'&quot;&amp;[.C42]&amp;&quot;','&quot;&amp;[.D42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TYP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2];&quot;('&quot;&amp;LOWER([.A43])&amp;&quot;',&quot;&amp;[.B43]&amp;&quot;,'&quot;&amp;[.C43]&amp;&quot;','&quot;&amp;[.D43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43];&quot;('&quot;&amp;LOWER([.A44])&amp;&quot;',&quot;&amp;[.B44]&amp;&quot;,'&quot;&amp;[.C44]&amp;&quot;','&quot;&amp;[.D44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BOUND_LO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4];&quot;('&quot;&amp;LOWER([.A45])&amp;&quot;',&quot;&amp;[.B45]&amp;&quot;,'&quot;&amp;[.C45]&amp;&quot;','&quot;&amp;[.D45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_FORMU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5];&quot;('&quot;&amp;LOWER([.A46])&amp;&quot;',&quot;&amp;[.B46]&amp;&quot;,'&quot;&amp;[.C46]&amp;&quot;','&quot;&amp;[.D46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46];&quot;('&quot;&amp;LOWER([.A47])&amp;&quot;',&quot;&amp;[.B47]&amp;&quot;,'&quot;&amp;[.C47]&amp;&quot;','&quot;&amp;[.D47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_LOT_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47];&quot;('&quot;&amp;LOWER([.A48])&amp;&quot;',&quot;&amp;[.B48]&amp;&quot;,'&quot;&amp;[.C48]&amp;&quot;','&quot;&amp;[.D48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_LOT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48];&quot;('&quot;&amp;LOWER([.A49])&amp;&quot;',&quot;&amp;[.B49]&amp;&quot;,'&quot;&amp;[.C49]&amp;&quot;','&quot;&amp;[.D4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_MANIPU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49];&quot;('&quot;&amp;LOWER([.A50])&amp;&quot;',&quot;&amp;[.B50]&amp;&quot;,'&quot;&amp;[.C50]&amp;&quot;','&quot;&amp;[.D50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PULATION_DE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0];&quot;('&quot;&amp;LOWER([.A51])&amp;&quot;',&quot;&amp;[.B51]&amp;&quot;,'&quot;&amp;[.C51]&amp;&quot;','&quot;&amp;[.D51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MORE_PERCEN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1];&quot;('&quot;&amp;LOWER([.A52])&amp;&quot;',&quot;&amp;[.B52]&amp;&quot;,'&quot;&amp;[.C52]&amp;&quot;','&quot;&amp;[.D52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ER_WEIGHT_PERCEN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2];&quot;('&quot;&amp;LOWER([.A53])&amp;&quot;',&quot;&amp;[.B53]&amp;&quot;,'&quot;&amp;[.C53]&amp;&quot;','&quot;&amp;[.D53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_WEIGHT_PERCEN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3];&quot;('&quot;&amp;LOWER([.A54])&amp;&quot;',&quot;&amp;[.B54]&amp;&quot;,'&quot;&amp;[.C54]&amp;&quot;','&quot;&amp;[.D54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MIN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4];&quot;('&quot;&amp;LOWER([.A55])&amp;&quot;',&quot;&amp;[.B55]&amp;&quot;,'&quot;&amp;[.C55]&amp;&quot;','&quot;&amp;[.D55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MAX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5];&quot;('&quot;&amp;LOWER([.A56])&amp;&quot;',&quot;&amp;[.B56]&amp;&quot;,'&quot;&amp;[.C56]&amp;&quot;','&quot;&amp;[.D56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T_MAX_PERCEN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56];&quot;('&quot;&amp;LOWER([.A57])&amp;&quot;',&quot;&amp;[.B57]&amp;&quot;,'&quot;&amp;[.C57]&amp;&quot;','&quot;&amp;[.D57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_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7];&quot;('&quot;&amp;LOWER([.A58])&amp;&quot;',&quot;&amp;[.B58]&amp;&quot;,'&quot;&amp;[.C58]&amp;&quot;','&quot;&amp;[.D58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ED_UOM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8];&quot;('&quot;&amp;LOWER([.A59])&amp;&quot;',&quot;&amp;[.B59]&amp;&quot;,'&quot;&amp;[.C59]&amp;&quot;','&quot;&amp;[.D5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BOUND_SUBWAR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9];&quot;('&quot;&amp;LOWER([.A60])&amp;&quot;',&quot;&amp;[.B60]&amp;&quot;,'&quot;&amp;[.C60]&amp;&quot;','&quot;&amp;[.D60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HEIGHT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60];&quot;('&quot;&amp;LOWER([.A61])&amp;&quot;',&quot;&amp;[.B61]&amp;&quot;,'&quot;&amp;[.C61]&amp;&quot;','&quot;&amp;[.D61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HEIGHT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61];&quot;('&quot;&amp;LOWER([.A62])&amp;&quot;',&quot;&amp;[.B62]&amp;&quot;,'&quot;&amp;[.C62]&amp;&quot;','&quot;&amp;[.D62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_DAYS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62];&quot;('&quot;&amp;LOWER([.A63])&amp;&quot;',&quot;&amp;[.B63]&amp;&quot;,'&quot;&amp;[.C63]&amp;&quot;','&quot;&amp;[.D63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STOCK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63];&quot;('&quot;&amp;LOWER([.A64])&amp;&quot;',&quot;&amp;[.B64]&amp;&quot;,'&quot;&amp;[.C64]&amp;&quot;','&quot;&amp;[.D64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STOCK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CONCATENATE([.G64];&quot;('&quot;&amp;LOWER([.A65])&amp;&quot;',&quot;&amp;[.B65]&amp;&quot;,'&quot;&amp;[.C65]&amp;&quot;','&quot;&amp;[.D65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_CONTROL_NOEX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65];&quot;('&quot;&amp;LOWER([.A66])&amp;&quot;',&quot;&amp;[.B66]&amp;&quot;,'&quot;&amp;[.C66]&amp;&quot;','&quot;&amp;[.D66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LIER_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66];&quot;('&quot;&amp;LOWER([.A67])&amp;&quot;',&quot;&amp;[.B67]&amp;&quot;,'&quot;&amp;[.C67]&amp;&quot;','&quot;&amp;[.D67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67];&quot;('&quot;&amp;LOWER([.A68])&amp;&quot;',&quot;&amp;[.B68]&amp;&quot;,'&quot;&amp;[.C68]&amp;&quot;','&quot;&amp;[.D68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S_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G68];&quot;('&quot;&amp;LOWER([.A69])&amp;&quot;',&quot;&amp;[.B69]&amp;&quot;,'&quot;&amp;[.C69]&amp;&quot;','&quot;&amp;[.D69]&amp;&quot;'),&quot;)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('lines_number',10,'N','1'),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('lines_number',10,'N','1'),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69] &amp; &quot;]&quot;" office:value-type="string" office:string-value="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('lines_number',10,'N','1'),]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('lines_number',10,'N','1'),]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operation',1,'A','F'),('product_code',50,'A',''),('new_product_code',50,'A',''),('ean_code',50,'A',''),('producttype_code',12,'A',''),('change_material_abc',1,'B','1'),('material_abc_code',2,'A','C'),('avg_cost_packtype',10,'A',''),('desc_avg_cost_packtype',30,'A',''),('supplier_code',20,'A',''),('date_control',1,'B','0'),('serial_no_control',1,'B','0'),('lot_control',1,'B','0'),('mixed_lots',1,'B','0'),('catch_weight',1,'B','0'),('random_weight',1,'B','0'),('movement_packtype',50,'A',''),('desc_movement_pack_type',30,'A',''),('order_packsize',10,'A',''),('desc_ order_packsize',30,'A',''),('shipping_packtype',10,'A',''),('desc_shipping_packtype',30,'A',''),('prod_desc',255,'A',''),('prod_altdesc',255,'A',''),('prod_shortdesc',50,'A',''),('shelf_life',12.5,'N',''),('avg_cost',19.4,'N',''),('receive_life',12.5,'N',''),('container_stack',10,'N',''),('pick_warn_message',30,'A',''),('verify_metrics',1,'B',''),('uom_base_code',10,'A',''),('desc_uom_base_code',30,'A',''),('allow_split',1,'B',''),('allow_commingle',1,'B',''),('hazard_code',12,'A',''),('overcase_percent',5.2,'N',''),('product_subtype_code',12,'A',''),('quality_control',1,'B','0'),('owner_control',1,'B','0'),('owner_code',12,'A',''),('containertype_code',10,'A',''),('package',1,'B',''),('outbound_logic',2,'A',''),('lot_formula',50,'A',''),('coded',1,'B','0'),('req_lot_rec',1,'B','0'),('req_lot_exp',1,'B','0'),('req_manipulation',1,'B','0'),('manipulation_desc',100,'A',''),('rec_more_percent',5.2,'N',''),('under_weight_percent',5.2,'N',''),('over_weight_percent',5.2,'N',''),('temp_min',5.2,'N',''),('temp_max',5.2,'N',''),('sust_max_percent',5.2,'N',''),('pp_format',2,'A',''),('nested_uom_code',10,'A',''),('inbound_subware_code',10,'A',''),('max_height',12.5,'N',''),('min_height',12.5,'N',''),('merge_days',12.5,'N',''),('max_stock',12.5,'N',''),('min_stock',12.5,'N',''),('lot_control_noexact',1,'B',''),('supplier_control',1,'B',''),('attribute',20,'V',''),('lines_number',10,'N','1'),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Transportista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operation',1,'A','F')," calcext:value-type="string">
            <text:p>[('operation',1,'A','F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carr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operation',1,'A','F'),('carrier_code',20,'A','')," calcext:value-type="string">
            <text:p>[('operation',1,'A','F'),('carr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_na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operation',1,'A','F'),('carrier_code',20,'A',''),('carrier_name',40,'A','')," calcext:value-type="string">
            <text:p>[('operation',1,'A','F'),('carrier_code',20,'A',''),('carrier_name',4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operation',1,'A','F'),('carrier_code',20,'A',''),('carrier_name',40,'A',''),('description',250,'A','')," calcext:value-type="string">
            <text:p>[('operation',1,'A','F'),('carrier_code',20,'A',''),('carrier_name',40,'A',''),('description',25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,&quot;)" office:value-type="string" office:string-value="[('operation',1,'A','F'),('carrier_code',20,'A',''),('carrier_name',40,'A',''),('description',250,'A',''),('contact',60,'A','')," calcext:value-type="string">
            <text:p>[('operation',1,'A','F'),('carrier_code',20,'A',''),('carrier_name',40,'A',''),('description',250,'A',''),('contact',6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operation',1,'A','F'),('carrier_code',20,'A',''),('carrier_name',40,'A',''),('description',250,'A',''),('contact',60,'A',''),('attribute',20,'V','')," calcext:value-type="string">
            <text:p>[('operation',1,'A','F'),('carrier_code',20,'A',''),('carrier_name',40,'A',''),('description',250,'A',''),('contact',60,'A',''),('attribute',20,'V',''),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CONCATENATE([.G7];&quot;]&quot;)" office:value-type="string" office:string-value="[('operation',1,'A','F'),('carrier_code',20,'A',''),('carrier_name',40,'A',''),('description',250,'A',''),('contact',60,'A',''),('attribute',20,'V',''),]" calcext:value-type="string">
            <text:p>[('operation',1,'A','F'),('carrier_code',20,'A',''),('carrier_name',40,'A',''),('description',250,'A',''),('contact',60,'A',''),('attribute',20,'V',''),]</text:p>
          </table:table-cell>
          <table:table-cell table:number-columns-repeated="3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operation',1,'A','F'),('carrier_code',20,'A',''),('carrier_name',40,'A',''),('description',250,'A',''),('contact',60,'A',''),('attribute',20,'V',''),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C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CLIENT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operation',1,'A','F')," calcext:value-type="string">
            <text:p>[('operation',1,'A','F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account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operation',1,'A','F'),('account_code',12,'A','')," calcext:value-type="string">
            <text:p>[('operation',1,'A','F'),('account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operation',1,'A','F'),('account_code',12,'A',''),('name',80,'A','')," calcext:value-type="string">
            <text:p>[('operation',1,'A','F'),('account_code',12,'A',''),('name',8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bound_priory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CONCATENATE([.G4];&quot;('&quot; &amp; [.A5] &amp; &quot;',&quot; &amp; [.B5] &amp; &quot;,'&quot; &amp; [.C5] &amp; &quot;','&quot; &amp; [.D5] &amp; &quot;'),&quot;)" office:value-type="string" office:string-value="[('operation',1,'A','F'),('account_code',12,'A',''),('name',80,'A',''),('outbound_prioryty',10,'N','50')," calcext:value-type="string">
            <text:p>[('operation',1,'A','F'),('account_code',12,'A',''),('name',80,'A',''),('outbound_prioryty',10,'N','5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_nam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5];&quot;('&quot; &amp; [.A6] &amp; &quot;',&quot; &amp; [.B6] &amp; &quot;,'&quot; &amp; [.C6] &amp; &quot;','&quot; &amp; [.D6] &amp; &quot;'),&quot;)" office:value-type="string" office:string-value="[('operation',1,'A','F'),('account_code',12,'A',''),('name',80,'A',''),('outbound_prioryty',10,'N','50'),('addr_name',255,'A','0')," calcext:value-type="string">
            <text:p>[('operation',1,'A','F'),('account_code',12,'A',''),('name',80,'A',''),('outbound_prioryty',10,'N','50'),('addr_name',255,'A','0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_line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6];&quot;('&quot; &amp; [.A7] &amp; &quot;',&quot; &amp; [.B7] &amp; &quot;,'&quot; &amp; [.C7] &amp; &quot;','&quot; &amp; [.D7] &amp; &quot;'),&quot;)" office:value-type="string" office:string-value="[('operation',1,'A','F'),('account_code',12,'A',''),('name',80,'A',''),('outbound_prioryty',10,'N','50'),('addr_name',255,'A','0'),('addr_line1',30,'A','')," calcext:value-type="string">
            <text:p>[('operation',1,'A','F'),('account_code',12,'A',''),('name',80,'A',''),('outbound_prioryty',10,'N','50'),('addr_name',255,'A','0'),('addr_line1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_line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7];&quot;('&quot; &amp; [.A8] &amp; &quot;',&quot; &amp; [.B8] &amp; &quot;,'&quot; &amp; [.C8] &amp; &quot;','&quot; &amp; [.D8] &amp; &quot;'),&quot;)" office:value-type="string" office:string-value="[('operation',1,'A','F'),('account_code',12,'A',''),('name',80,'A',''),('outbound_prioryty',10,'N','50'),('addr_name',255,'A','0'),('addr_line1',30,'A',''),('addr_line2',30,'A','')," calcext:value-type="string">
            <text:p>[('operation',1,'A','F'),('account_code',12,'A',''),('name',80,'A',''),('outbound_prioryty',10,'N','50'),('addr_name',255,'A','0'),('addr_line1',30,'A',''),('addr_line2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8];&quot;('&quot; &amp; [.A9] &amp; &quot;',&quot; &amp; [.B9] &amp; &quot;,'&quot; &amp; [.C9] &amp; &quot;','&quot; &amp; [.D9] &amp; &quot;'),&quot;)" office:value-type="string" office:string-value="[('operation',1,'A','F'),('account_code',12,'A',''),('name',80,'A',''),('outbound_prioryty',10,'N','50'),('addr_name',255,'A','0'),('addr_line1',30,'A',''),('addr_line2',30,'A',''),('city',25,'A','')," calcext:value-type="string">
            <text:p>[('operation',1,'A','F'),('account_code',12,'A',''),('name',80,'A',''),('outbound_prioryty',10,'N','50'),('addr_name',255,'A','0'),('addr_line1',30,'A',''),('addr_line2',30,'A',''),('city',2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9];&quot;('&quot; &amp; [.A10] &amp; &quot;',&quot; &amp; [.B10] &amp; &quot;,'&quot; &amp; [.C10] &amp; &quot;','&quot; &amp; [.D10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" calcext:value-type="string">
            <text:p>[('operation',1,'A','F'),('account_code',12,'A',''),('name',80,'A',''),('outbound_prioryty',10,'N','50'),('addr_name',255,'A','0'),('addr_line1',30,'A',''),('addr_line2',30,'A',''),('city',25,'A',''),('state',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0];&quot;('&quot; &amp; [.A11] &amp; &quot;',&quot; &amp; [.B11] &amp; &quot;,'&quot; &amp; [.C11] &amp; &quot;','&quot; &amp; [.D11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1];&quot;('&quot; &amp; [.A12] &amp; &quot;',&quot; &amp; [.B12] &amp; &quot;,'&quot; &amp; [.C12] &amp; &quot;','&quot; &amp; [.D12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_na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2];&quot;('&quot; &amp; [.A13] &amp; &quot;',&quot; &amp; [.B13] &amp; &quot;,'&quot; &amp; [.C13] &amp; &quot;','&quot; &amp; [.D13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_t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3];&quot;('&quot; &amp; [.A14] &amp; &quot;',&quot; &amp; [.B14] &amp; &quot;,'&quot; &amp; [.C14] &amp; &quot;','&quot; &amp; [.D14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_ex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4];&quot;('&quot; &amp; [.A15] &amp; &quot;',&quot; &amp; [.B15] &amp; &quot;,'&quot; &amp; [.C15] &amp; &quot;','&quot; &amp; [.D15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_f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5];&quot;('&quot; &amp; [.A16] &amp; &quot;',&quot; &amp; [.B16] &amp; &quot;,'&quot; &amp; [.C16] &amp; &quot;','&quot; &amp; [.D16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6];&quot;('&quot; &amp; [.A17] &amp; &quot;',&quot; &amp; [.B17] &amp; &quot;,'&quot; &amp; [.C17] &amp; &quot;','&quot; &amp; [.D17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typ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7];&quot;('&quot; &amp; [.A18] &amp; &quot;',&quot; &amp; [.B18] &amp; &quot;,'&quot; &amp; [.C18] &amp; &quot;','&quot; &amp; [.D18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_conttype_co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8];&quot;('&quot; &amp; [.A19] &amp; &quot;',&quot; &amp; [.B19] &amp; &quot;,'&quot; &amp; [.C19] &amp; &quot;','&quot; &amp; [.D19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_c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19];&quot;('&quot; &amp; [.A20] &amp; &quot;',&quot; &amp; [.B20] &amp; &quot;,'&quot; &amp; [.C20] &amp; &quot;','&quot; &amp; [.D20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0];&quot;('&quot; &amp; [.A21] &amp; &quot;',&quot; &amp; [.B21] &amp; &quot;,'&quot; &amp; [.C21] &amp; &quot;','&quot; &amp; [.D21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1];&quot;('&quot; &amp; [.A22] &amp; &quot;',&quot; &amp; [.B22] &amp; &quot;,'&quot; &amp; [.C22] &amp; &quot;','&quot; &amp; [.D22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2];&quot;('&quot; &amp; [.A23] &amp; &quot;',&quot; &amp; [.B23] &amp; &quot;,'&quot; &amp; [.C23] &amp; &quot;','&quot; &amp; [.D23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m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3];&quot;('&quot; &amp; [.A24] &amp; &quot;',&quot; &amp; [.B24] &amp; &quot;,'&quot; &amp; [.C24] &amp; &quot;','&quot; &amp; [.D24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m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4];&quot;('&quot; &amp; [.A25] &amp; &quot;',&quot; &amp; [.B25] &amp; &quot;,'&quot; &amp; [.C25] &amp; &quot;','&quot; &amp; [.D25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t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5];&quot;('&quot; &amp; [.A26] &amp; &quot;',&quot; &amp; [.B26] &amp; &quot;,'&quot; &amp; [.C26] &amp; &quot;','&quot; &amp; [.D26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t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6];&quot;('&quot; &amp; [.A27] &amp; &quot;',&quot; &amp; [.B27] &amp; &quot;,'&quot; &amp; [.C27] &amp; &quot;','&quot; &amp; [.D27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w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7];&quot;('&quot; &amp; [.A28] &amp; &quot;',&quot; &amp; [.B28] &amp; &quot;,'&quot; &amp; [.C28] &amp; &quot;','&quot; &amp; [.D28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w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8];&quot;('&quot; &amp; [.A29] &amp; &quot;',&quot; &amp; [.B29] &amp; &quot;,'&quot; &amp; [.C29] &amp; &quot;','&quot; &amp; [.D29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th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29];&quot;('&quot; &amp; [.A30] &amp; &quot;',&quot; &amp; [.B30] &amp; &quot;,'&quot; &amp; [.C30] &amp; &quot;','&quot; &amp; [.D30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th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0];&quot;('&quot; &amp; [.A31] &amp; &quot;',&quot; &amp; [.B31] &amp; &quot;,'&quot; &amp; [.C31] &amp; &quot;','&quot; &amp; [.D31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f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1];&quot;('&quot; &amp; [.A32] &amp; &quot;',&quot; &amp; [.B32] &amp; &quot;,'&quot; &amp; [.C32] &amp; &quot;','&quot; &amp; [.D32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f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2];&quot;('&quot; &amp; [.A33] &amp; &quot;',&quot; &amp; [.B33] &amp; &quot;,'&quot; &amp; [.C33] &amp; &quot;','&quot; &amp; [.D33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s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3];&quot;('&quot; &amp; [.A34] &amp; &quot;',&quot; &amp; [.B34] &amp; &quot;,'&quot; &amp; [.C34] &amp; &quot;','&quot; &amp; [.D34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s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4];&quot;('&quot; &amp; [.A35] &amp; &quot;',&quot; &amp; [.B35] &amp; &quot;,'&quot; &amp; [.C35] &amp; &quot;','&quot; &amp; [.D35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from_su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5];&quot;('&quot; &amp; [.A36] &amp; &quot;',&quot; &amp; [.B36] &amp; &quot;,'&quot; &amp; [.C36] &amp; &quot;','&quot; &amp; [.D36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hours_to_su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formula="of:=CONCATENATE([.G36];&quot;('&quot; &amp; [.A37] &amp; &quot;',&quot; &amp; [.B37] &amp; &quot;,'&quot; &amp; [.C37] &amp; &quot;','&quot; &amp; [.D37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type_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7];&quot;('&quot; &amp; [.A38] &amp; &quot;',&quot; &amp; [.B38] &amp; &quot;,'&quot; &amp; [.C38] &amp; &quot;','&quot; &amp; [.D38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_spl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38];&quot;('&quot; &amp; [.A39] &amp; &quot;',&quot; &amp; [.B39] &amp; &quot;,'&quot; &amp; [.C39] &amp; &quot;','&quot; &amp; [.D39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_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CONCATENATE([.G39];&quot;('&quot; &amp; [.A40] &amp; &quot;',&quot; &amp; [.B40] &amp; &quot;,'&quot; &amp; [.C40] &amp; &quot;','&quot; &amp; [.D40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40];&quot;('&quot; &amp; [.A41] &amp; &quot;',&quot; &amp; [.B41] &amp; &quot;,'&quot; &amp; [.C41] &amp; &quot;','&quot; &amp; [.D41] &amp; &quot;'),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_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G41];&quot;('&quot; &amp; [.A42] &amp; &quot;',&quot; &amp; [.B42] &amp; &quot;,'&quot; &amp; [.C42] &amp; &quot;','&quot; &amp; [.D42] &amp; &quot;')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('line_number',10,'N','0')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('line_number',10,'N','0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CONCATENATE([.G42];&quot;]&quot;)" office:value-type="string" office:string-value="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('line_number',10,'N','0')]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('line_number',10,'N','0')]</text:p>
          </table:table-cell>
          <table:table-cell table:number-columns-repeated="3"/>
        </table:table-row>
        <table:table-row table:style-name="ro1" table:number-rows-repeated="55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operation',1,'A','F'),('account_code',12,'A',''),('name',80,'A',''),('outbound_prioryty',10,'N','50'),('addr_name',255,'A','0'),('addr_line1',30,'A',''),('addr_line2',30,'A',''),('city',25,'A',''),('state',2,'A',''),('country',15,'A',''),('zip',10,'A',''),('contact_name',30,'A',''),('contact_tel',12,'A',''),('contact_ext',12,'A',''),('contact_fax',12,'A',''),('comment_',30,'A',''),('containertype_code',10,'A',''),('desc_conttype_code',60,'A',''),('carrier_code',20,'A',''),('description',255,'A',''),('terms',2000,'A',''),('company_code',12,'A',''),('rec_hours_from_mon',14,'D',''),('rec_hours_to_mon',14,'D',''),('rec_hours_from_tue',14,'D',''),('rec_hours_to_tue',14,'D',''),('rec_hours_from_wed',14,'D',''),('rec_hours_to_wed',14,'D',''),('rec_hours_from_thu',14,'D',''),('rec_hours_to_thu',14,'D',''),('rec_hours_from_fri',14,'D',''),('rec_hours_to_fri',14,'D',''),('rec_hours_from_sat',14,'D',''),('rec_hours_to_sat',14,'D',''),('rec_hours_from_sun',14,'D',''),('rec_hours_to_sun',14,'D',''),('formattype_code',10,'A',''),('allow_split',1,'B',''),('active_fusion',1,'B',''),('attribute',20,'V',''),('line_number',10,'N','0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</table:table>
      <table:table table:name="TIPOS DE PRODUCTO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CONCATENATE([.G1];&quot;('&quot; &amp; [.A2] &amp; &quot;',&quot; &amp; [.B2] &amp; &quot;,'&quot; &amp; [.C2] &amp; &quot;','&quot; &amp; [.D2] &amp; &quot;'),&quot;)" office:value-type="string" office:string-value="[('operation',1,'A','F')," calcext:value-type="string">
            <text:p>[('operation',1,'A','F'),</text:p>
          </table:table-cell>
          <table:table-cell table:number-columns-repeated="2"/>
          <table:table-cell table:style-name="ce1" office:value-type="string" calcext:value-type="string">
            <text:p><text:span text:style-name="T1">(</text:span><text:span text:style-name="T2">'start_char'</text:span><text:span text:style-name="T3">,</text:span><text:span text:style-name="T4">1</text:span><text:span text:style-name="T5">,</text:span><text:span text:style-name="T6">"A"</text:span><text:span text:style-name="T7">,</text:span><text:span text:style-name="T8">"/"</text:span><text:span text:style-name="T9">),</text:span></text:p>
          </table:table-cell>
        </table:table-row>
        <table:table-row table:style-name="ro1">
          <table:table-cell office:value-type="string" calcext:value-type="string">
            <text:p>producttype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2];&quot;('&quot; &amp; [.A3] &amp; &quot;',&quot; &amp; [.B3] &amp; &quot;,'&quot; &amp; [.C3] &amp; &quot;','&quot; &amp; [.D3] &amp; &quot;'),&quot;)" office:value-type="string" office:string-value="[('operation',1,'A','F'),('producttype_code',12,'A','')," calcext:value-type="string">
            <text:p>[('operation',1,'A','F'),('producttype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3];&quot;('&quot; &amp; [.A4] &amp; &quot;',&quot; &amp; [.B4] &amp; &quot;,'&quot; &amp; [.C4] &amp; &quot;','&quot; &amp; [.D4] &amp; &quot;'),&quot;)" office:value-type="string" office:string-value="[('operation',1,'A','F'),('producttype_code',12,'A',''),('description',80,'A','')," calcext:value-type="string">
            <text:p>[('operation',1,'A','F'),('producttype_code',12,'A',''),('description',80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ent_producttype_c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formula="of:=CONCATENATE([.G4];&quot;('&quot; &amp; [.A5] &amp; &quot;',&quot; &amp; [.B5] &amp; &quot;,'&quot; &amp; [.C5] &amp; &quot;','&quot; &amp; [.D5] &amp; &quot;'),&quot;)" office:value-type="string" office:string-value="[('operation',1,'A','F'),('producttype_code',12,'A',''),('description',80,'A',''),('parent_producttype_code',12,'A','')," calcext:value-type="string">
            <text:p>[('operation',1,'A','F'),('producttype_code',12,'A',''),('description',80,'A',''),('parent_producttype_code',12,'A',''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CONCATENATE([.G5];&quot;('&quot; &amp; [.A6] &amp; &quot;',&quot; &amp; [.B6] &amp; &quot;,'&quot; &amp; [.C6] &amp; &quot;','&quot; &amp; [.D6] &amp; &quot;')&quot;)" office:value-type="string" office:string-value="[('operation',1,'A','F'),('producttype_code',12,'A',''),('description',80,'A',''),('parent_producttype_code',12,'A',''),('attribute',20,'V','')" calcext:value-type="string">
            <text:p>[('operation',1,'A','F'),('producttype_code',12,'A',''),('description',80,'A',''),('parent_producttype_code',12,'A',''),('attribute',20,'V','')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CONCATENATE([.G6];&quot;]&quot;)" office:value-type="string" office:string-value="[('operation',1,'A','F'),('producttype_code',12,'A',''),('description',80,'A',''),('parent_producttype_code',12,'A',''),('attribute',20,'V','')]" calcext:value-type="string">
            <text:p>[('operation',1,'A','F'),('producttype_code',12,'A',''),('description',80,'A',''),('parent_producttype_code',12,'A',''),('attribute',20,'V','')]</text:p>
          </table:table-cell>
          <table:table-cell table:number-columns-repeated="3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P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[('operation',1,'A','F'),('producttype_code',12,'A',''),('description',80,'A',''),('parent_producttype_code',12,'A',''),('attribute',20,'V',''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P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31:54.292609095</meta:creation-date>
    <dc:date>2017-03-11T11:41:02.135657684</dc:date>
    <meta:editing-duration>P1DT16H56M7S</meta:editing-duration>
    <meta:editing-cycles>2</meta:editing-cycles>
    <meta:generator>LibreOffice/5.1.4.2$Linux_X86_64 LibreOffice_project/10m0$Build-2</meta:generator>
    <meta:document-statistic meta:table-count="11" meta:cell-count="1185" meta:object-count="0"/>
  </office:meta>
</office:document-meta>
</file>